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9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Bottom">
      <style:table-properties table:display="true" style:writing-mode="lr-tb"/>
    </style:style>
    <style:style style:name="ta2" style:family="table" style:master-page-name="PageStyle_5f_Top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9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9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ttom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Pnet</text:p>
          </table:table-cell>
          <table:table-cell office:value-type="string" calcext:value-type="string">
            <text:p>Pnet predicted</text:p>
          </table:table-cell>
          <table:table-cell office:value-type="string" calcext:value-type="string">
            <text:p>Best fit</text:p>
          </table:table-cell>
          <table:table-cell/>
          <table:table-cell office:value-type="string" calcext:value-type="string">
            <text:p>dY/dPhi</text:p>
          </table:table-cell>
          <table:table-cell office:value-type="string" calcext:value-type="string">
            <text:p>dY/dPmarea</text:p>
          </table:table-cell>
          <table:table-cell office:value-type="string" calcext:value-type="string">
            <text:p>dY/dtheta</text:p>
          </table:table-cell>
          <table:table-cell/>
          <table:table-cell office:value-type="string" calcext:value-type="string">
            <text:p>dY/dPhi</text:p>
          </table:table-cell>
          <table:table-cell office:value-type="float" office:value="0" calcext:value-type="float">
            <text:p>0</text:p>
          </table:table-cell>
          <table:table-cell office:value-type="float" office:value="28.5687863479049" calcext:value-type="float">
            <text:p>28.5687863479</text:p>
          </table:table-cell>
          <table:table-cell office:value-type="float" office:value="27.5103102589821" calcext:value-type="float">
            <text:p>27.510310259</text:p>
          </table:table-cell>
          <table:table-cell office:value-type="float" office:value="13.3261853683281" calcext:value-type="float">
            <text:p>13.3261853683</text:p>
          </table:table-cell>
          <table:table-cell office:value-type="float" office:value="6.46710040681857" calcext:value-type="float">
            <text:p>6.4671004068</text:p>
          </table:table-cell>
          <table:table-cell office:value-type="float" office:value="3.12411163080915" calcext:value-type="float">
            <text:p>3.1241116308</text:p>
          </table:table-cell>
          <table:table-cell office:value-type="float" office:value="2.05349428245474" calcext:value-type="float">
            <text:p>2.0534942825</text:p>
          </table:table-cell>
          <table:table-cell office:value-type="float" office:value="1.5285483449654" calcext:value-type="float">
            <text:p>1.528548345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formula="of:=(phi*[.A2]+Pmarea-SQRT((phi*[.A2]+Pmarea)^2 - 4*theta*phi*[.A2]*Pmarea))/(2*theta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Y/dPmarea</text:p>
          </table:table-cell>
          <table:table-cell office:value-type="float" office:value="0" calcext:value-type="float">
            <text:p>0</text:p>
          </table:table-cell>
          <table:table-cell office:value-type="float" office:value="0.117789425191018" calcext:value-type="float">
            <text:p>0.1177894252</text:p>
          </table:table-cell>
          <table:table-cell office:value-type="float" office:value="0.352030295408051" calcext:value-type="float">
            <text:p>0.3520302954</text:p>
          </table:table-cell>
          <table:table-cell office:value-type="float" office:value="0.713095517623127" calcext:value-type="float">
            <text:p>0.7130955176</text:p>
          </table:table-cell>
          <table:table-cell office:value-type="float" office:value="0.860650754191625" calcext:value-type="float">
            <text:p>0.8606507542</text:p>
          </table:table-cell>
          <table:table-cell office:value-type="float" office:value="0.932215706511575" calcext:value-type="float">
            <text:p>0.9322157065</text:p>
          </table:table-cell>
          <table:table-cell office:value-type="float" office:value="0.955301201743834" calcext:value-type="float">
            <text:p>0.9553012017</text:p>
          </table:table-cell>
          <table:table-cell office:value-type="float" office:value="0.966668644455111" calcext:value-type="float">
            <text:p>0.9666686445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267" calcext:value-type="float">
            <text:p>1.267</text:p>
          </table:table-cell>
          <table:table-cell table:formula="of:=(phi*[.A3]+Pmarea-SQRT((phi*[.A3]+Pmarea)^2 - 4*theta*phi*[.A3]*Pmarea))/(2*theta)" office:value-type="float" office:value="1.2739572930015" calcext:value-type="float">
            <text:p>1.273957293</text:p>
          </table:table-cell>
          <table:table-cell office:value-type="float" office:value="1.2739572930015" calcext:value-type="float">
            <text:p>1.273957293</text:p>
          </table:table-cell>
          <table:table-cell/>
          <table:table-cell office:value-type="float" office:value="28.5687863479049" calcext:value-type="float">
            <text:p>28.5687863479</text:p>
          </table:table-cell>
          <table:table-cell office:value-type="float" office:value="0.117789425191018" calcext:value-type="float">
            <text:p>0.1177894252</text:p>
          </table:table-cell>
          <table:table-cell office:value-type="float" office:value="0.551676535671488" calcext:value-type="float">
            <text:p>0.5516765357</text:p>
          </table:table-cell>
          <table:table-cell/>
          <table:table-cell office:value-type="string" calcext:value-type="string">
            <text:p>dY/dtheta</text:p>
          </table:table-cell>
          <table:table-cell office:value-type="float" office:value="0" calcext:value-type="float">
            <text:p>0</text:p>
          </table:table-cell>
          <table:table-cell office:value-type="float" office:value="0.551676535671488" calcext:value-type="float">
            <text:p>0.5516765357</text:p>
          </table:table-cell>
          <table:table-cell office:value-type="float" office:value="1.00349928001501" calcext:value-type="float">
            <text:p>1.00349928</text:p>
          </table:table-cell>
          <table:table-cell office:value-type="float" office:value="0.826297385719835" calcext:value-type="float">
            <text:p>0.8262973857</text:p>
          </table:table-cell>
          <table:table-cell office:value-type="float" office:value="0.484797045668877" calcext:value-type="float">
            <text:p>0.4847970457</text:p>
          </table:table-cell>
          <table:table-cell office:value-type="float" office:value="0.257258687288755" calcext:value-type="float">
            <text:p>0.2572586873</text:p>
          </table:table-cell>
          <table:table-cell office:value-type="float" office:value="0.174416312974352" calcext:value-type="float">
            <text:p>0.174416313</text:p>
          </table:table-cell>
          <table:table-cell office:value-type="float" office:value="0.131844993367362" calcext:value-type="float">
            <text:p>0.1318449934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954" calcext:value-type="float">
            <text:p>1.954</text:p>
          </table:table-cell>
          <table:table-cell table:formula="of:=(phi*[.A4]+Pmarea-SQRT((phi*[.A4]+Pmarea)^2 - 4*theta*phi*[.A4]*Pmarea))/(2*theta)" office:value-type="float" office:value="1.93180651817755" calcext:value-type="float">
            <text:p>1.9318065182</text:p>
          </table:table-cell>
          <table:table-cell office:value-type="float" office:value="1.93180651817755" calcext:value-type="float">
            <text:p>1.9318065182</text:p>
          </table:table-cell>
          <table:table-cell/>
          <table:table-cell office:value-type="float" office:value="27.5103102589821" calcext:value-type="float">
            <text:p>27.510310259</text:p>
          </table:table-cell>
          <table:table-cell office:value-type="float" office:value="0.352030295408051" calcext:value-type="float">
            <text:p>0.3520302954</text:p>
          </table:table-cell>
          <table:table-cell office:value-type="float" office:value="1.00349928001501" calcext:value-type="float">
            <text:p>1.00349928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.468" calcext:value-type="float">
            <text:p>2.468</text:p>
          </table:table-cell>
          <table:table-cell table:formula="of:=(phi*[.A5]+Pmarea-SQRT((phi*[.A5]+Pmarea)^2 - 4*theta*phi*[.A5]*Pmarea))/(2*theta)" office:value-type="float" office:value="2.5390081522144" calcext:value-type="float">
            <text:p>2.5390081522</text:p>
          </table:table-cell>
          <table:table-cell office:value-type="float" office:value="2.5390081522144" calcext:value-type="float">
            <text:p>2.5390081522</text:p>
          </table:table-cell>
          <table:table-cell/>
          <table:table-cell office:value-type="float" office:value="13.3261853683281" calcext:value-type="float">
            <text:p>13.3261853683</text:p>
          </table:table-cell>
          <table:table-cell office:value-type="float" office:value="0.713095517623127" calcext:value-type="float">
            <text:p>0.7130955176</text:p>
          </table:table-cell>
          <table:table-cell office:value-type="float" office:value="0.826297385719835" calcext:value-type="float">
            <text:p>0.8262973857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.82" calcext:value-type="float">
            <text:p>2.82</text:p>
          </table:table-cell>
          <table:table-cell table:formula="of:=(phi*[.A6]+Pmarea-SQRT((phi*[.A6]+Pmarea)^2 - 4*theta*phi*[.A6]*Pmarea))/(2*theta)" office:value-type="float" office:value="2.75271530535604" calcext:value-type="float">
            <text:p>2.7527153054</text:p>
          </table:table-cell>
          <table:table-cell office:value-type="float" office:value="2.75271530535604" calcext:value-type="float">
            <text:p>2.7527153054</text:p>
          </table:table-cell>
          <table:table-cell/>
          <table:table-cell office:value-type="float" office:value="6.46710040681857" calcext:value-type="float">
            <text:p>6.4671004068</text:p>
          </table:table-cell>
          <table:table-cell office:value-type="float" office:value="0.860650754191625" calcext:value-type="float">
            <text:p>0.8606507542</text:p>
          </table:table-cell>
          <table:table-cell office:value-type="float" office:value="0.484797045668877" calcext:value-type="float">
            <text:p>0.4847970457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.945" calcext:value-type="float">
            <text:p>2.945</text:p>
          </table:table-cell>
          <table:table-cell table:formula="of:=(phi*[.A7]+Pmarea-SQRT((phi*[.A7]+Pmarea)^2 - 4*theta*phi*[.A7]*Pmarea))/(2*theta)" office:value-type="float" office:value="2.85583588947093" calcext:value-type="float">
            <text:p>2.8558358895</text:p>
          </table:table-cell>
          <table:table-cell office:value-type="float" office:value="2.85583588947093" calcext:value-type="float">
            <text:p>2.8558358895</text:p>
          </table:table-cell>
          <table:table-cell/>
          <table:table-cell office:value-type="float" office:value="3.12411163080915" calcext:value-type="float">
            <text:p>3.1241116308</text:p>
          </table:table-cell>
          <table:table-cell office:value-type="float" office:value="0.932215706511575" calcext:value-type="float">
            <text:p>0.9322157065</text:p>
          </table:table-cell>
          <table:table-cell office:value-type="float" office:value="0.257258687288755" calcext:value-type="float">
            <text:p>0.2572586873</text:p>
          </table:table-cell>
          <table:table-cell table:number-columns-repeated="1016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.843" calcext:value-type="float">
            <text:p>2.843</text:p>
          </table:table-cell>
          <table:table-cell table:formula="of:=(phi*[.A8]+Pmarea-SQRT((phi*[.A8]+Pmarea)^2 - 4*theta*phi*[.A8]*Pmarea))/(2*theta)" office:value-type="float" office:value="2.88935236889455" calcext:value-type="float">
            <text:p>2.8893523689</text:p>
          </table:table-cell>
          <table:table-cell office:value-type="float" office:value="2.88935236889454" calcext:value-type="float">
            <text:p>2.8893523689</text:p>
          </table:table-cell>
          <table:table-cell/>
          <table:table-cell office:value-type="float" office:value="2.05349428245474" calcext:value-type="float">
            <text:p>2.0534942825</text:p>
          </table:table-cell>
          <table:table-cell office:value-type="float" office:value="0.955301201743834" calcext:value-type="float">
            <text:p>0.9553012017</text:p>
          </table:table-cell>
          <table:table-cell office:value-type="float" office:value="0.174416312974352" calcext:value-type="float">
            <text:p>0.174416313</text:p>
          </table:table-cell>
          <table:table-cell table:number-columns-repeated="101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.851" calcext:value-type="float">
            <text:p>2.851</text:p>
          </table:table-cell>
          <table:table-cell table:formula="of:=(phi*[.A9]+Pmarea-SQRT((phi*[.A9]+Pmarea)^2 - 4*theta*phi*[.A9]*Pmarea))/(2*theta)" office:value-type="float" office:value="2.90592846081956" calcext:value-type="float">
            <text:p>2.9059284608</text:p>
          </table:table-cell>
          <table:table-cell office:value-type="float" office:value="2.90592846081957" calcext:value-type="float">
            <text:p>2.9059284608</text:p>
          </table:table-cell>
          <table:table-cell/>
          <table:table-cell office:value-type="float" office:value="1.5285483449654" calcext:value-type="float">
            <text:p>1.528548345</text:p>
          </table:table-cell>
          <table:table-cell office:value-type="float" office:value="0.966668644455111" calcext:value-type="float">
            <text:p>0.9666686445</text:p>
          </table:table-cell>
          <table:table-cell office:value-type="float" office:value="0.131844993367362" calcext:value-type="float">
            <text:p>0.1318449934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/>
          <table:table-cell office:value-type="string" calcext:value-type="string">
            <text:p>SumSq</text:p>
          </table:table-cell>
          <table:table-cell table:number-matrix-columns-spanned="1" table:number-matrix-rows-spanned="1" table:formula="of:=SUM(([.B2:.B9]-[.C2:.C9])^2)" office:value-type="float" office:value="0.0235152588921292" calcext:value-type="float">
            <text:p>0.0235152589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SE</text:p>
          </table:table-cell>
          <table:table-cell table:formula="of:=SQRT([.C11]/5)" office:value-type="float" office:value="0.0685787997738794" calcext:value-type="float">
            <text:p>0.0685787998</text:p>
          </table:table-cell>
          <table:table-cell table:number-columns-repeated="2"/>
          <table:table-cell office:value-type="string" calcext:value-type="string">
            <text:p>Hessian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/>
          <table:table-cell table:number-matrix-columns-spanned="3" table:number-matrix-rows-spanned="3" table:formula="of:=MMULT([.K1:.R3];[.F2:.H9])" office:value-type="float" office:value="1808.71670037334" calcext:value-type="float">
            <text:p>1808.7167003733</text:p>
          </table:table-cell>
          <table:table-cell office:value-type="float" office:value="34.4699727088431" calcext:value-type="float">
            <text:p>34.4699727088</text:p>
          </table:table-cell>
          <table:table-cell office:value-type="float" office:value="58.877328126315" calcext:value-type="float">
            <text:p>58.8773281263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/>
          <table:table-cell office:value-type="float" office:value="34.4699727088431" calcext:value-type="float">
            <text:p>34.4699727088</text:p>
          </table:table-cell>
          <table:table-cell office:value-type="float" office:value="4.10309939320949" calcext:value-type="float">
            <text:p>4.1030993932</text:p>
          </table:table-cell>
          <table:table-cell office:value-type="float" office:value="1.95860483831076" calcext:value-type="float">
            <text:p>1.95860483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Parameter multiplier</text:p>
          </table:table-cell>
          <table:table-cell table:number-columns-repeated="2"/>
          <table:table-cell office:value-type="float" office:value="58.877328126315" calcext:value-type="float">
            <text:p>58.8773281263</text:p>
          </table:table-cell>
          <table:table-cell office:value-type="float" office:value="1.95860483831076" calcext:value-type="float">
            <text:p>1.9586048383</text:p>
          </table:table-cell>
          <table:table-cell office:value-type="float" office:value="2.34313953483098" calcext:value-type="float">
            <text:p>2.343139534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φ</text:p>
          </table:table-cell>
          <table:table-cell table:formula="of:=[.B23]*[.C16]" office:value-type="float" office:value="0.0324096081020264" calcext:value-type="float">
            <text:p>0.03240960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Pmarea</text:p>
          </table:table-cell>
          <table:table-cell table:formula="of:=[.B24]*[.C17]" office:value-type="float" office:value="2.95487881929357" calcext:value-type="float">
            <text:p>2.9548788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ssian inverte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ϴ</text:p>
          </table:table-cell>
          <table:table-cell table:formula="of:=[.B25]*[.C18]" office:value-type="float" office:value="0.641102935359342" calcext:value-type="float">
            <text:p>0.64110293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3" table:number-matrix-rows-spanned="3" table:formula="of:=MINVERSE([.F13:.H15])" office:value-type="float" office:value="0.00414753210829647" calcext:value-type="float">
            <text:p>0.0041475321</text:p>
          </table:table-cell>
          <table:table-cell office:value-type="float" office:value="0.0248000993324222" calcext:value-type="float">
            <text:p>0.0248000993</text:p>
          </table:table-cell>
          <table:table-cell office:value-type="float" office:value="-0.124947404559407" calcext:value-type="float">
            <text:p>-0.1249474046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/>
          <table:table-cell office:value-type="float" office:value="0.0248000993324222" calcext:value-type="float">
            <text:p>0.0248000993</text:p>
          </table:table-cell>
          <table:table-cell office:value-type="float" office:value="0.553819461083559" calcext:value-type="float">
            <text:p>0.5538194611</text:p>
          </table:table-cell>
          <table:table-cell office:value-type="float" office:value="-1.08609710354817" calcext:value-type="float">
            <text:p>-1.0860971035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2"/>
          <table:table-cell office:value-type="float" office:value="-0.124947404559407" calcext:value-type="float">
            <text:p>-0.1249474046</text:p>
          </table:table-cell>
          <table:table-cell office:value-type="float" office:value="-1.08609710354817" calcext:value-type="float">
            <text:p>-1.0860971035</text:p>
          </table:table-cell>
          <table:table-cell office:value-type="float" office:value="4.47425525574456" calcext:value-type="float">
            <text:p>4.4742552557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φ</text:p>
          </table:table-cell>
          <table:table-cell office:value-type="float" office:value="0.0324096081020264" calcext:value-type="float">
            <text:p>0.0324096081</text:p>
          </table:table-cell>
          <table:table-cell table:formula="of:=[.C12]*SQRT([.F18])" office:value-type="float" office:value="0.00441656634253375" calcext:value-type="float">
            <text:p>0.00441656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marea</text:p>
          </table:table-cell>
          <table:table-cell office:value-type="float" office:value="2.95487881929357" calcext:value-type="float">
            <text:p>2.9548788193</text:p>
          </table:table-cell>
          <table:table-cell table:formula="of:=[.C12]*SQRT([.G19])" office:value-type="float" office:value="0.0510356894866315" calcext:value-type="float">
            <text:p>0.051035689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ϴ</text:p>
          </table:table-cell>
          <table:table-cell office:value-type="float" office:value="0.641102935359342" calcext:value-type="float">
            <text:p>0.6411029354</text:p>
          </table:table-cell>
          <table:table-cell table:formula="of:=[.C12]*SQRT([.H20])" office:value-type="float" office:value="0.14506086356306" calcext:value-type="float">
            <text:p>0.1450608636</text:p>
          </table:table-cell>
          <table:table-cell table:number-columns-repeated="1021"/>
        </table:table-row>
        <table:table-row table:style-name="ro2">
          <table:table-cell/>
          <table:table-cell>
            <draw:frame table:end-cell-address="Bottom.H43" table:end-x="0.4102in" table:end-y="0.0413in" draw:z-index="0" draw:name="Chart 1" draw:style-name="gr1" draw:text-style-name="P1" svg:width="5.2953in" svg:height="3in" svg:x="0.474in" svg:y="0.0524in">
              <draw:object draw:notify-on-update-of-ranges="Bottom.A2:Bottom.A9 Bottom.B1:Bottom.B1 Bottom.B2:Bottom.B9 Bottom.A2:Bottom.A9 Bottom.C1:Bottom.C1 Bottom.C2:Bottom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hi" table:base-cell-address="$Bottom.$A$1" table:cell-range-address="$Bottom.$B$16"/>
          <table:named-range table:name="Pmarea" table:base-cell-address="$Bottom.$A$1" table:cell-range-address="$Bottom.$B$17"/>
          <table:named-range table:name="solver_adj" table:base-cell-address="$Bottom.$A$1" table:cell-range-address="$Bottom.$B$16:.$B$18"/>
          <table:named-expression table:name="solver_cvg" table:base-cell-address="$Bottom.$A$1" table:expression="0.0001"/>
          <table:named-expression table:name="solver_drv" table:base-cell-address="$Bottom.$A$1" table:expression="1"/>
          <table:named-expression table:name="solver_eng" table:base-cell-address="$Bottom.$A$1" table:expression="1"/>
          <table:named-expression table:name="solver_est" table:base-cell-address="$Bottom.$A$1" table:expression="1"/>
          <table:named-expression table:name="solver_itr" table:base-cell-address="$Bottom.$A$1" table:expression="100"/>
          <table:named-expression table:name="solver_lin" table:base-cell-address="$Bottom.$A$1" table:expression="2"/>
          <table:named-expression table:name="solver_mip" table:base-cell-address="$Bottom.$A$1" table:expression="2147483647"/>
          <table:named-expression table:name="solver_mni" table:base-cell-address="$Bottom.$A$1" table:expression="30"/>
          <table:named-expression table:name="solver_mrt" table:base-cell-address="$Bottom.$A$1" table:expression="0.075"/>
          <table:named-expression table:name="solver_msl" table:base-cell-address="$Bottom.$A$1" table:expression="2"/>
          <table:named-expression table:name="solver_neg" table:base-cell-address="$Bottom.$A$1" table:expression="2"/>
          <table:named-expression table:name="solver_nod" table:base-cell-address="$Bottom.$A$1" table:expression="2147483647"/>
          <table:named-expression table:name="solver_num" table:base-cell-address="$Bottom.$A$1" table:expression="0"/>
          <table:named-expression table:name="solver_nwt" table:base-cell-address="$Bottom.$A$1" table:expression="1"/>
          <table:named-range table:name="solver_opt" table:base-cell-address="$Bottom.$A$1" table:cell-range-address="$Bottom.$C$11"/>
          <table:named-expression table:name="solver_pre" table:base-cell-address="$Bottom.$A$1" table:expression="0.000001"/>
          <table:named-expression table:name="solver_rbv" table:base-cell-address="$Bottom.$A$1" table:expression="1"/>
          <table:named-expression table:name="solver_rlx" table:base-cell-address="$Bottom.$A$1" table:expression="1"/>
          <table:named-expression table:name="solver_rsd" table:base-cell-address="$Bottom.$A$1" table:expression="0"/>
          <table:named-expression table:name="solver_scl" table:base-cell-address="$Bottom.$A$1" table:expression="2"/>
          <table:named-expression table:name="solver_sho" table:base-cell-address="$Bottom.$A$1" table:expression="2"/>
          <table:named-expression table:name="solver_ssz" table:base-cell-address="$Bottom.$A$1" table:expression="100"/>
          <table:named-expression table:name="solver_tim" table:base-cell-address="$Bottom.$A$1" table:expression="100"/>
          <table:named-expression table:name="solver_tol" table:base-cell-address="$Bottom.$A$1" table:expression="0.05"/>
          <table:named-expression table:name="solver_typ" table:base-cell-address="$Bottom.$A$1" table:expression="2"/>
          <table:named-expression table:name="solver_val" table:base-cell-address="$Bottom.$A$1" table:expression="0"/>
          <table:named-expression table:name="solver_ver" table:base-cell-address="$Bottom.$A$1" table:expression="3"/>
          <table:named-range table:name="theta" table:base-cell-address="$Bottom.$A$1" table:cell-range-address="$Bottom.$B$18"/>
        </table:named-expressions>
      </table:table>
      <table:table table:name="Top" table:style-name="ta2">
        <office:forms form:automatic-focus="false" form:apply-design-mode="false"/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1010" table:default-cell-style-name="ce1"/>
        <table:table-row table:style-name="ro2">
          <table:table-cell office:value-type="string" calcext:value-type="string">
            <text:p>Light</text:p>
          </table:table-cell>
          <table:table-cell office:value-type="string" calcext:value-type="string">
            <text:p>Pnet</text:p>
          </table:table-cell>
          <table:table-cell office:value-type="string" calcext:value-type="string">
            <text:p>Pnet predicted</text:p>
          </table:table-cell>
          <table:table-cell office:value-type="string" calcext:value-type="string">
            <text:p>Best fit</text:p>
          </table:table-cell>
          <table:table-cell table:style-name="Default"/>
          <table:table-cell office:value-type="string" calcext:value-type="string">
            <text:p>dY/dPhi</text:p>
          </table:table-cell>
          <table:table-cell office:value-type="string" calcext:value-type="string">
            <text:p>dY/dPmarea</text:p>
          </table:table-cell>
          <table:table-cell office:value-type="string" calcext:value-type="string">
            <text:p>dY/dTheta</text:p>
          </table:table-cell>
          <table:table-cell/>
          <table:table-cell office:value-type="string" calcext:value-type="string">
            <text:p>dY/dPhi</text:p>
          </table:table-cell>
          <table:table-cell office:value-type="float" office:value="0" calcext:value-type="float">
            <text:p>0</text:p>
          </table:table-cell>
          <table:table-cell office:value-type="float" office:value="44.5797455694598" calcext:value-type="float">
            <text:p>44.5797455695</text:p>
          </table:table-cell>
          <table:table-cell office:value-type="float" office:value="77.1900275965602" calcext:value-type="float">
            <text:p>77.1900275966</text:p>
          </table:table-cell>
          <table:table-cell office:value-type="float" office:value="108.25696051555" calcext:value-type="float">
            <text:p>108.2569605156</text:p>
          </table:table-cell>
          <table:table-cell office:value-type="float" office:value="77.7059219094482" calcext:value-type="float">
            <text:p>77.7059219094</text:p>
          </table:table-cell>
          <table:table-cell office:value-type="float" office:value="39.0707303694244" calcext:value-type="float">
            <text:p>39.0707303694</text:p>
          </table:table-cell>
          <table:table-cell office:value-type="float" office:value="25.1236941281291" calcext:value-type="float">
            <text:p>25.1236941281</text:p>
          </table:table-cell>
          <table:table-cell office:value-type="float" office:value="18.3810176848632" calcext:value-type="float">
            <text:p>18.3810176849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formula="of:=(phi*[.A2]+Pmarea-SQRT((phi*[.A2]+Pmarea)^2-4*theta*phi*[.A2]*Pmarea))/(2*theta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Y/dPmarea</text:p>
          </table:table-cell>
          <table:table-cell office:value-type="float" office:value="0" calcext:value-type="float">
            <text:p>0</text:p>
          </table:table-cell>
          <table:table-cell office:value-type="float" office:value="0.00863090698713492" calcext:value-type="float">
            <text:p>0.008630907</text:p>
          </table:table-cell>
          <table:table-cell office:value-type="float" office:value="0.0366904011551487" calcext:value-type="float">
            <text:p>0.0366904012</text:p>
          </table:table-cell>
          <table:table-cell office:value-type="float" office:value="0.217731415562151" calcext:value-type="float">
            <text:p>0.2177314156</text:p>
          </table:table-cell>
          <table:table-cell office:value-type="float" office:value="0.520957521095723" calcext:value-type="float">
            <text:p>0.5209575211</text:p>
          </table:table-cell>
          <table:table-cell office:value-type="float" office:value="0.76437388325184" calcext:value-type="float">
            <text:p>0.7643738833</text:p>
          </table:table-cell>
          <table:table-cell office:value-type="float" office:value="0.847722801438648" calcext:value-type="float">
            <text:p>0.8477228014</text:p>
          </table:table-cell>
          <table:table-cell office:value-type="float" office:value="0.88805610295209" calcext:value-type="float">
            <text:p>0.888056103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515" calcext:value-type="float">
            <text:p>0.515</text:p>
          </table:table-cell>
          <table:table-cell table:formula="of:=(phi*[.A3]+Pmarea-SQRT((phi*[.A3]+Pmarea)^2-4*theta*phi*[.A3]*Pmarea))/(2*theta)" office:value-type="float" office:value="0.562681942289144" calcext:value-type="float">
            <text:p>0.5626819423</text:p>
          </table:table-cell>
          <table:table-cell office:value-type="float" office:value="0.562681942289144" calcext:value-type="float">
            <text:p>0.5626819423</text:p>
          </table:table-cell>
          <table:table-cell table:style-name="Default"/>
          <table:table-cell office:value-type="float" office:value="44.5797455694598" calcext:value-type="float">
            <text:p>44.5797455695</text:p>
          </table:table-cell>
          <table:table-cell office:value-type="float" office:value="0.00863090698713492" calcext:value-type="float">
            <text:p>0.008630907</text:p>
          </table:table-cell>
          <table:table-cell office:value-type="float" office:value="0.0867959950254205" calcext:value-type="float">
            <text:p>0.086795995</text:p>
          </table:table-cell>
          <table:table-cell/>
          <table:table-cell office:value-type="string" calcext:value-type="string">
            <text:p>dY/dTheta</text:p>
          </table:table-cell>
          <table:table-cell office:value-type="float" office:value="0" calcext:value-type="float">
            <text:p>0</text:p>
          </table:table-cell>
          <table:table-cell office:value-type="float" office:value="0.0867959950254205" calcext:value-type="float">
            <text:p>0.086795995</text:p>
          </table:table-cell>
          <table:table-cell office:value-type="float" office:value="0.312865927371872" calcext:value-type="float">
            <text:p>0.3128659274</text:p>
          </table:table-cell>
          <table:table-cell office:value-type="float" office:value="1.14310127352273" calcext:value-type="float">
            <text:p>1.1431012735</text:p>
          </table:table-cell>
          <table:table-cell office:value-type="float" office:value="1.45643065206006" calcext:value-type="float">
            <text:p>1.4564306521</text:p>
          </table:table-cell>
          <table:table-cell office:value-type="float" office:value="1.02723389484445" calcext:value-type="float">
            <text:p>1.0272338948</text:p>
          </table:table-cell>
          <table:table-cell office:value-type="float" office:value="0.740192955592399" calcext:value-type="float">
            <text:p>0.7401929556</text:p>
          </table:table-cell>
          <table:table-cell office:value-type="float" office:value="0.572907817052081" calcext:value-type="float">
            <text:p>0.5729078171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.071" calcext:value-type="float">
            <text:p>1.071</text:p>
          </table:table-cell>
          <table:table-cell table:formula="of:=(phi*[.A4]+Pmarea-SQRT((phi*[.A4]+Pmarea)^2-4*theta*phi*[.A4]*Pmarea))/(2*theta)" office:value-type="float" office:value="1.05724740263574" calcext:value-type="float">
            <text:p>1.0572474026</text:p>
          </table:table-cell>
          <table:table-cell office:value-type="float" office:value="1.05724740263574" calcext:value-type="float">
            <text:p>1.0572474026</text:p>
          </table:table-cell>
          <table:table-cell table:style-name="Default"/>
          <table:table-cell office:value-type="float" office:value="77.1900275965602" calcext:value-type="float">
            <text:p>77.1900275966</text:p>
          </table:table-cell>
          <table:table-cell office:value-type="float" office:value="0.0366904011551487" calcext:value-type="float">
            <text:p>0.0366904012</text:p>
          </table:table-cell>
          <table:table-cell office:value-type="float" office:value="0.312865927371872" calcext:value-type="float">
            <text:p>0.312865927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.146" calcext:value-type="float">
            <text:p>2.146</text:p>
          </table:table-cell>
          <table:table-cell table:formula="of:=(phi*[.A5]+Pmarea-SQRT((phi*[.A5]+Pmarea)^2-4*theta*phi*[.A5]*Pmarea))/(2*theta)" office:value-type="float" office:value="2.11709924084043" calcext:value-type="float">
            <text:p>2.1170992408</text:p>
          </table:table-cell>
          <table:table-cell office:value-type="float" office:value="2.11709924084043" calcext:value-type="float">
            <text:p>2.1170992408</text:p>
          </table:table-cell>
          <table:table-cell table:style-name="Default"/>
          <table:table-cell office:value-type="float" office:value="108.25696051555" calcext:value-type="float">
            <text:p>108.2569605156</text:p>
          </table:table-cell>
          <table:table-cell office:value-type="float" office:value="0.217731415562151" calcext:value-type="float">
            <text:p>0.2177314156</text:p>
          </table:table-cell>
          <table:table-cell office:value-type="float" office:value="1.14310127352273" calcext:value-type="float">
            <text:p>1.143101273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.873" calcext:value-type="float">
            <text:p>2.873</text:p>
          </table:table-cell>
          <table:table-cell table:formula="of:=(phi*[.A6]+Pmarea-SQRT((phi*[.A6]+Pmarea)^2-4*theta*phi*[.A6]*Pmarea))/(2*theta)" office:value-type="float" office:value="2.91086189865344" calcext:value-type="float">
            <text:p>2.9108618987</text:p>
          </table:table-cell>
          <table:table-cell office:value-type="float" office:value="2.91086189865344" calcext:value-type="float">
            <text:p>2.9108618987</text:p>
          </table:table-cell>
          <table:table-cell table:style-name="Default"/>
          <table:table-cell office:value-type="float" office:value="77.7059219094482" calcext:value-type="float">
            <text:p>77.7059219094</text:p>
          </table:table-cell>
          <table:table-cell office:value-type="float" office:value="0.520957521095723" calcext:value-type="float">
            <text:p>0.5209575211</text:p>
          </table:table-cell>
          <table:table-cell office:value-type="float" office:value="1.45643065206006" calcext:value-type="float">
            <text:p>1.456430652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.415" calcext:value-type="float">
            <text:p>3.415</text:p>
          </table:table-cell>
          <table:table-cell table:formula="of:=(phi*[.A7]+Pmarea-SQRT((phi*[.A7]+Pmarea)^2-4*theta*phi*[.A7]*Pmarea))/(2*theta)" office:value-type="float" office:value="3.38038242956123" calcext:value-type="float">
            <text:p>3.3803824296</text:p>
          </table:table-cell>
          <table:table-cell office:value-type="float" office:value="3.38038242956123" calcext:value-type="float">
            <text:p>3.3803824296</text:p>
          </table:table-cell>
          <table:table-cell table:style-name="Default"/>
          <table:table-cell office:value-type="float" office:value="39.0707303694244" calcext:value-type="float">
            <text:p>39.0707303694</text:p>
          </table:table-cell>
          <table:table-cell office:value-type="float" office:value="0.76437388325184" calcext:value-type="float">
            <text:p>0.7643738833</text:p>
          </table:table-cell>
          <table:table-cell office:value-type="float" office:value="1.02723389484445" calcext:value-type="float">
            <text:p>1.0272338948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3.506" calcext:value-type="float">
            <text:p>3.506</text:p>
          </table:table-cell>
          <table:table-cell table:formula="of:=(phi*[.A8]+Pmarea-SQRT((phi*[.A8]+Pmarea)^2-4*theta*phi*[.A8]*Pmarea))/(2*theta)" office:value-type="float" office:value="3.53262186949705" calcext:value-type="float">
            <text:p>3.5326218695</text:p>
          </table:table-cell>
          <table:table-cell office:value-type="float" office:value="3.53262186949705" calcext:value-type="float">
            <text:p>3.5326218695</text:p>
          </table:table-cell>
          <table:table-cell table:style-name="Default"/>
          <table:table-cell office:value-type="float" office:value="25.1236941281291" calcext:value-type="float">
            <text:p>25.1236941281</text:p>
          </table:table-cell>
          <table:table-cell office:value-type="float" office:value="0.847722801438648" calcext:value-type="float">
            <text:p>0.8477228014</text:p>
          </table:table-cell>
          <table:table-cell office:value-type="float" office:value="0.740192955592399" calcext:value-type="float">
            <text:p>0.740192955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.617" calcext:value-type="float">
            <text:p>3.617</text:p>
          </table:table-cell>
          <table:table-cell table:formula="of:=(phi*[.A9]+Pmarea-SQRT((phi*[.A9]+Pmarea)^2-4*theta*phi*[.A9]*Pmarea))/(2*theta)" office:value-type="float" office:value="3.60636823227995" calcext:value-type="float">
            <text:p>3.6063682323</text:p>
          </table:table-cell>
          <table:table-cell office:value-type="float" office:value="3.60636823227996" calcext:value-type="float">
            <text:p>3.6063682323</text:p>
          </table:table-cell>
          <table:table-cell table:style-name="Default"/>
          <table:table-cell office:value-type="float" office:value="18.3810176848632" calcext:value-type="float">
            <text:p>18.3810176849</text:p>
          </table:table-cell>
          <table:table-cell office:value-type="float" office:value="0.88805610295209" calcext:value-type="float">
            <text:p>0.888056103</text:p>
          </table:table-cell>
          <table:table-cell office:value-type="float" office:value="0.572907817052081" calcext:value-type="float">
            <text:p>0.572907817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Default"/>
          <table:table-cell office:value-type="string" calcext:value-type="string">
            <text:p>SumSq</text:p>
          </table:table-cell>
          <table:table-cell table:number-matrix-columns-spanned="1" table:number-matrix-rows-spanned="1" table:formula="of:=SUM(([.B2:.B9]-[.C2:.C9])^2)" office:value-type="float" office:value="0.00886761340782544" calcext:value-type="float">
            <text:p>0.0088676134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Default"/>
          <table:table-cell office:value-type="string" calcext:value-type="string">
            <text:p>SE</text:p>
          </table:table-cell>
          <table:table-cell table:number-matrix-columns-spanned="1" table:number-matrix-rows-spanned="1" table:formula="of:=SQRT([.C11]/5)" office:value-type="float" office:value="0.0421132126720948" calcext:value-type="float">
            <text:p>0.0421132127</text:p>
          </table:table-cell>
          <table:table-cell table:style-name="Default" table:number-columns-repeated="2"/>
          <table:table-cell office:value-type="string" calcext:value-type="string">
            <text:p>Hessian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Default" table:number-columns-repeated="5"/>
          <table:table-cell table:number-matrix-columns-spanned="3" table:number-matrix-rows-spanned="3" table:formula="of:=MMULT([.K1:.R3];[.F2:.H9])" office:value-type="float" office:value="28199.0176646334" calcext:value-type="float">
            <text:p>28199.0176646334</text:p>
          </table:table-cell>
          <table:table-cell office:value-type="float" office:value="134.755271621386" calcext:value-type="float">
            <text:p>134.7552716214</text:p>
          </table:table-cell>
          <table:table-cell office:value-type="float" office:value="334.203217552001" calcext:value-type="float">
            <text:p>334.20321755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Default" table:number-columns-repeated="5"/>
          <table:table-cell office:value-type="float" office:value="134.755271621386" calcext:value-type="float">
            <text:p>134.7552716214</text:p>
          </table:table-cell>
          <table:table-cell office:value-type="float" office:value="2.41176940966819" calcext:value-type="float">
            <text:p>2.4117694097</text:p>
          </table:table-cell>
          <table:table-cell office:value-type="float" office:value="2.94129935559518" calcext:value-type="float">
            <text:p>2.9412993556</text:p>
          </table:table-cell>
          <table:table-cell/>
          <table:table-cell table:style-name="ce3" office:value-type="string" calcext:value-type="string">
            <text:p>Top and Bottom Compared</text:p>
          </table:table-cell>
          <table:table-cell table:style-name="ce6" table:number-columns-repeated="3"/>
          <table:table-cell table:style-name="ce12"/>
          <table:table-cell table:number-columns-repeated="1010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Parameter multiplier</text:p>
          </table:table-cell>
          <table:table-cell table:style-name="Default" table:number-columns-repeated="2"/>
          <table:table-cell office:value-type="float" office:value="334.203217552001" calcext:value-type="float">
            <text:p>334.203217552</text:p>
          </table:table-cell>
          <table:table-cell office:value-type="float" office:value="2.94129935559518" calcext:value-type="float">
            <text:p>2.9412993556</text:p>
          </table:table-cell>
          <table:table-cell office:value-type="float" office:value="5.46460785211738" calcext:value-type="float">
            <text:p>5.4646078521</text:p>
          </table:table-cell>
          <table:table-cell/>
          <table:table-cell table:style-name="ce4"/>
          <table:table-cell table:style-name="ce7" table:number-columns-repeated="3"/>
          <table:table-cell table:style-name="ce13"/>
          <table:table-cell table:number-columns-repeated="1010"/>
        </table:table-row>
        <table:table-row table:style-name="ro2">
          <table:table-cell table:style-name="ce2" office:value-type="string" calcext:value-type="string">
            <text:p>Φ</text:p>
          </table:table-cell>
          <table:table-cell table:formula="of:=[.B23]*[.C16]" office:value-type="float" office:value="0.0118833092069981" calcext:value-type="float">
            <text:p>0.01188330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/>
          <table:table-cell table:style-name="ce4"/>
          <table:table-cell table:style-name="ce7" table:number-columns-repeated="3"/>
          <table:table-cell table:style-name="ce13"/>
          <table:table-cell table:number-columns-repeated="1010"/>
        </table:table-row>
        <table:table-row table:style-name="ro2">
          <table:table-cell office:value-type="string" calcext:value-type="string">
            <text:p>Pmarea</text:p>
          </table:table-cell>
          <table:table-cell table:formula="of:=[.B24]*[.C17]" office:value-type="float" office:value="3.81500723430748" calcext:value-type="float">
            <text:p>3.815007234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Inverted Hessian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Parameter</text:p>
          </table:table-cell>
          <table:table-cell table:style-name="ce7" office:value-type="string" calcext:value-type="string">
            <text:p>Top</text:p>
          </table:table-cell>
          <table:table-cell table:style-name="ce7" office:value-type="string" calcext:value-type="string">
            <text:p>Bottom</text:p>
          </table:table-cell>
          <table:table-cell table:style-name="ce7"/>
          <table:table-cell table:style-name="ce13"/>
          <table:table-cell table:number-columns-repeated="1010"/>
        </table:table-row>
        <table:table-row table:style-name="ro2">
          <table:table-cell table:style-name="ce2" office:value-type="string" calcext:value-type="string">
            <text:p>θ</text:p>
          </table:table-cell>
          <table:table-cell table:formula="of:=[.B25]*[.C18]" office:value-type="float" office:value="0.676591614434939" calcext:value-type="float">
            <text:p>0.676591614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matrix-columns-spanned="3" table:number-matrix-rows-spanned="3" table:formula="of:=MINVERSE([.F13:.H15])" office:value-type="float" office:value="0.000188601905754199" calcext:value-type="float">
            <text:p>0.0001886019</text:p>
          </table:table-cell>
          <table:table-cell office:value-type="float" office:value="0.0102714645394845" calcext:value-type="float">
            <text:p>0.0102714645</text:p>
          </table:table-cell>
          <table:table-cell office:value-type="float" office:value="-0.0170630387932353" calcext:value-type="float">
            <text:p>-0.0170630388</text:p>
          </table:table-cell>
          <table:table-cell/>
          <table:table-cell table:style-name="ce4" office:value-type="string" calcext:value-type="string">
            <text:p>Φ</text:p>
          </table:table-cell>
          <table:table-cell table:style-name="ce8" office:value-type="float" office:value="0.0118833092069981" calcext:value-type="float">
            <text:p>0.012</text:p>
          </table:table-cell>
          <table:table-cell table:style-name="ce8" table:formula="of:=[$Bottom.B23]" office:value-type="float" office:value="0.0324096081020264" calcext:value-type="float">
            <text:p>0.032</text:p>
          </table:table-cell>
          <table:table-cell table:style-name="ce7"/>
          <table:table-cell table:style-name="ce13"/>
          <table:table-cell table:number-columns-repeated="1010"/>
        </table:table-row>
        <table:table-row table:style-name="ro2">
          <table:table-cell table:style-name="Default" table:number-columns-repeated="5"/>
          <table:table-cell office:value-type="float" office:value="0.0102714645394845" calcext:value-type="float">
            <text:p>0.0102714645</text:p>
          </table:table-cell>
          <table:table-cell office:value-type="float" office:value="1.76620791164522" calcext:value-type="float">
            <text:p>1.7662079116</text:p>
          </table:table-cell>
          <table:table-cell office:value-type="float" office:value="-1.57883290510831" calcext:value-type="float">
            <text:p>-1.5788329051</text:p>
          </table:table-cell>
          <table:table-cell/>
          <table:table-cell table:style-name="ce4" office:value-type="string" calcext:value-type="string">
            <text:p>Pmarea</text:p>
          </table:table-cell>
          <table:table-cell table:style-name="ce8" office:value-type="float" office:value="3.81500723430748" calcext:value-type="float">
            <text:p>3.815</text:p>
          </table:table-cell>
          <table:table-cell table:style-name="ce8" table:formula="of:=[$Bottom.B24]" office:value-type="float" office:value="2.95487881929357" calcext:value-type="float">
            <text:p>2.955</text:p>
          </table:table-cell>
          <table:table-cell table:style-name="ce7"/>
          <table:table-cell table:style-name="ce13"/>
          <table:table-cell table:number-columns-repeated="1010"/>
        </table:table-row>
        <table:table-row table:style-name="ro2">
          <table:table-cell table:style-name="Default" table:number-columns-repeated="5"/>
          <table:table-cell office:value-type="float" office:value="-0.0170630387932353" calcext:value-type="float">
            <text:p>-0.0170630388</text:p>
          </table:table-cell>
          <table:table-cell office:value-type="float" office:value="-1.57883290510831" calcext:value-type="float">
            <text:p>-1.5788329051</text:p>
          </table:table-cell>
          <table:table-cell office:value-type="float" office:value="2.07633246142356" calcext:value-type="float">
            <text:p>2.0763324614</text:p>
          </table:table-cell>
          <table:table-cell/>
          <table:table-cell table:style-name="ce4" office:value-type="string" calcext:value-type="string">
            <text:p>θ</text:p>
          </table:table-cell>
          <table:table-cell table:style-name="ce8" office:value-type="float" office:value="0.676591614434939" calcext:value-type="float">
            <text:p>0.677</text:p>
          </table:table-cell>
          <table:table-cell table:style-name="ce8" table:formula="of:=[$Bottom.B25]" office:value-type="float" office:value="0.641102935359342" calcext:value-type="float">
            <text:p>0.641</text:p>
          </table:table-cell>
          <table:table-cell table:style-name="ce7"/>
          <table:table-cell table:style-name="ce13"/>
          <table:table-cell table:number-columns-repeated="1010"/>
        </table:table-row>
        <table:table-row table:style-name="ro2">
          <table:table-cell table:style-name="Default" table:number-columns-repeated="5"/>
          <table:table-cell table:number-columns-repeated="4"/>
          <table:table-cell table:style-name="ce4"/>
          <table:table-cell table:style-name="ce7" table:number-columns-repeated="3"/>
          <table:table-cell table:style-name="ce13"/>
          <table:table-cell table:number-columns-repeated="1010"/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4"/>
          <table:table-cell table:style-name="ce4"/>
          <table:table-cell table:style-name="ce7"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Φ</text:p>
          </table:table-cell>
          <table:table-cell office:value-type="float" office:value="0.0118833092069981" calcext:value-type="float">
            <text:p>0.0118833092</text:p>
          </table:table-cell>
          <table:table-cell table:formula="of:=[.C12]*SQRT([.F18])" office:value-type="float" office:value="0.000578350894908508" calcext:value-type="float">
            <office:annotation office:display="true" draw:style-name="gr2" draw:text-style-name="P3" svg:width="1.9913in" svg:height="1.176in" svg:x="2.9154in" svg:y="3.3051in" draw:caption-point-x="-0.2402in" draw:caption-point-y="0.5945in">
              <dc:date>2014-10-14T00:00:00</dc:date>
              <text:p text:style-name="P2"><text:span text:style-name="T1">Note: if you use R's nls function (for nonlinear least squares), the sqrt(diag(vcov(fitted.model))) gives these standard errors.</text:span></text:p>
            </office:annotation>
            <text:p>0.0005783509</text:p>
          </table:table-cell>
          <table:table-cell table:formula="of:=[.B23]/[.C23]" office:value-type="float" office:value="20.5468847919358" calcext:value-type="float">
            <text:p>20.5468847919</text:p>
          </table:table-cell>
          <table:table-cell table:formula="of:=LEGACY.TDIST([.D23];5;2)" office:value-type="float" office:value="0.00000505376174917098" calcext:value-type="float">
            <text:p>5.05376174917098E-006</text:p>
          </table:table-cell>
          <table:table-cell table:number-columns-repeated="4"/>
          <table:table-cell table:style-name="ce4" office:value-type="string" calcext:value-type="string">
            <text:p>Parameter</text:p>
          </table:table-cell>
          <table:table-cell table:style-name="ce7" office:value-type="string" calcext:value-type="string">
            <text:p>Top SE</text:p>
          </table:table-cell>
          <table:table-cell table:style-name="ce7" office:value-type="string" calcext:value-type="string">
            <text:p>Bottom SE</text:p>
          </table:table-cell>
          <table:table-cell table:style-name="ce7" office:value-type="string" calcext:value-type="string">
            <text:p>t</text:p>
          </table:table-cell>
          <table:table-cell table:style-name="ce13"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marea</text:p>
          </table:table-cell>
          <table:table-cell office:value-type="float" office:value="3.81500723430748" calcext:value-type="float">
            <text:p>3.8150072343</text:p>
          </table:table-cell>
          <table:table-cell table:formula="of:=[.C12]*SQRT([.G19])" office:value-type="float" office:value="0.0559679353886" calcext:value-type="float">
            <text:p>0.0559679354</text:p>
          </table:table-cell>
          <table:table-cell table:formula="of:=[.B24]/[.C24]" office:value-type="float" office:value="68.1641587780376" calcext:value-type="float">
            <text:p>68.164158778</text:p>
          </table:table-cell>
          <table:table-cell table:formula="of:=LEGACY.TDIST([.D24];5;2)" office:value-type="float" office:value="0.000000012868339850997" calcext:value-type="float">
            <text:p>1.2868339850997E-008</text:p>
          </table:table-cell>
          <table:table-cell table:number-columns-repeated="4"/>
          <table:table-cell table:style-name="ce4" office:value-type="string" calcext:value-type="string">
            <text:p>Φ</text:p>
          </table:table-cell>
          <table:table-cell table:style-name="ce9" office:value-type="float" office:value="0.000578350894908516" calcext:value-type="float">
            <text:p>0.0006</text:p>
          </table:table-cell>
          <table:table-cell table:style-name="ce7" table:formula="of:=[$Bottom.C23]" office:value-type="float" office:value="0.00441656634253375" calcext:value-type="float">
            <text:p>0.0044165663</text:p>
          </table:table-cell>
          <table:table-cell table:style-name="ce7" table:formula="of:=([.K18]-[.L18])/(SQRT(([.K24]/2)^2+([.L24]/2)^2))" office:value-type="float" office:value="-9.21645299490357" calcext:value-type="float">
            <text:p>-9.2164529949</text:p>
          </table:table-cell>
          <table:table-cell table:style-name="ce14" table:formula="of:=LEGACY.TDIST(ABS([.M24]);10;2)" office:value-type="float" office:value="0.00000334023027532262" calcext:value-type="float">
            <text:p>3.34023027532262E-00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θ</text:p>
          </table:table-cell>
          <table:table-cell office:value-type="float" office:value="0.676591614434939" calcext:value-type="float">
            <text:p>0.6765916144</text:p>
          </table:table-cell>
          <table:table-cell table:formula="of:=[.C12]*SQRT([.H20])" office:value-type="float" office:value="0.060682968902358" calcext:value-type="float">
            <text:p>0.0606829689</text:p>
          </table:table-cell>
          <table:table-cell table:formula="of:=[.B25]/[.C25]" office:value-type="float" office:value="11.1496129255576" calcext:value-type="float">
            <text:p>11.1496129256</text:p>
          </table:table-cell>
          <table:table-cell table:formula="of:=LEGACY.TDIST([.D25];5;2)" office:value-type="float" office:value="0.000101224195196368" calcext:value-type="float">
            <text:p>0.0001012242</text:p>
          </table:table-cell>
          <table:table-cell table:number-columns-repeated="4"/>
          <table:table-cell table:style-name="ce4" office:value-type="string" calcext:value-type="string">
            <text:p>Pmarea</text:p>
          </table:table-cell>
          <table:table-cell table:style-name="ce9" office:value-type="float" office:value="0.0559679353886004" calcext:value-type="float">
            <text:p>0.0560</text:p>
          </table:table-cell>
          <table:table-cell table:style-name="ce7" table:formula="of:=[$Bottom.C24]" office:value-type="float" office:value="0.0510356894866315" calcext:value-type="float">
            <text:p>0.0510356895</text:p>
          </table:table-cell>
          <table:table-cell table:style-name="ce7" table:formula="of:=([.K19]-[.L19])/(SQRT(([.K25]/2)^2+([.L25]/2)^2))" office:value-type="float" office:value="22.7116622275125" calcext:value-type="float">
            <text:p>22.7116622275</text:p>
          </table:table-cell>
          <table:table-cell table:style-name="ce14" table:formula="of:=LEGACY.TDIST(ABS([.M25]);10;2)" office:value-type="float" office:value="0.000000000617144554775881" calcext:value-type="float">
            <text:p>6.17144554775881E-01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θ</text:p>
          </table:table-cell>
          <table:table-cell table:style-name="ce10" office:value-type="float" office:value="0.0606829689023587" calcext:value-type="float">
            <text:p>0.0607</text:p>
          </table:table-cell>
          <table:table-cell table:style-name="ce11" table:formula="of:=[$Bottom.C25]" office:value-type="float" office:value="0.14506086356306" calcext:value-type="float">
            <text:p>0.1450608636</text:p>
          </table:table-cell>
          <table:table-cell table:style-name="ce11" table:formula="of:=([.K20]-[.L20])/(SQRT(([.K26]/2)^2+([.L26]/2)^2))" office:value-type="float" office:value="0.451389035227202" calcext:value-type="float">
            <text:p>0.4513890352</text:p>
          </table:table-cell>
          <table:table-cell table:style-name="ce15" table:formula="of:=LEGACY.TDIST(ABS([.M26]);10;2)" office:value-type="float" office:value="0.661340330060731" calcext:value-type="float">
            <text:p>0.6613403301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Top.I46" table:end-x="0.3165in" table:end-y="0.0299in" draw:z-index="0" draw:name="Chart 1" draw:style-name="gr1" draw:text-style-name="P1" svg:width="5.2945in" svg:height="3.0004in" svg:x="0.3811in" svg:y="0.0406in">
              <draw:object draw:notify-on-update-of-ranges="Top.A2:Top.A9 Top.B2:Top.B9 Top.A2:Top.A9 Top.C2:Top.C9 Top.A2:Top.A9 Bottom.B2:Bottom.B9 Top.A2:Top.A9 Bottom.C2:Bottom.C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Bottom.$A$1" table:cell-range-address="$Top.$B$16:.$B$18"/>
          <table:named-expression table:name="solver_cvg" table:base-cell-address="$Bottom.$A$1" table:expression="0.0001"/>
          <table:named-expression table:name="solver_drv" table:base-cell-address="$Bottom.$A$1" table:expression="1"/>
          <table:named-expression table:name="solver_est" table:base-cell-address="$Bottom.$A$1" table:expression="1"/>
          <table:named-expression table:name="solver_itr" table:base-cell-address="$Bottom.$A$1" table:expression="100"/>
          <table:named-expression table:name="solver_lin" table:base-cell-address="$Bottom.$A$1" table:expression="2"/>
          <table:named-expression table:name="solver_neg" table:base-cell-address="$Bottom.$A$1" table:expression="2"/>
          <table:named-expression table:name="solver_num" table:base-cell-address="$Bottom.$A$1" table:expression="0"/>
          <table:named-expression table:name="solver_nwt" table:base-cell-address="$Bottom.$A$1" table:expression="1"/>
          <table:named-range table:name="solver_opt" table:base-cell-address="$Bottom.$A$1" table:cell-range-address="$Top.$C$11"/>
          <table:named-expression table:name="solver_pre" table:base-cell-address="$Bottom.$A$1" table:expression="0.000001"/>
          <table:named-expression table:name="solver_scl" table:base-cell-address="$Bottom.$A$1" table:expression="2"/>
          <table:named-expression table:name="solver_sho" table:base-cell-address="$Bottom.$A$1" table:expression="2"/>
          <table:named-expression table:name="solver_tim" table:base-cell-address="$Bottom.$A$1" table:expression="100"/>
          <table:named-expression table:name="solver_tol" table:base-cell-address="$Bottom.$A$1" table:expression="0.05"/>
          <table:named-expression table:name="solver_typ" table:base-cell-address="$Bottom.$A$1" table:expression="2"/>
          <table:named-expression table:name="solver_val" table:base-cell-address="$Bottom.$A$1" table:expression="0"/>
        </table:named-expressions>
      </table:table>
      <table:named-expressions>
        <table:named-range table:name="phi" table:base-cell-address="$Bottom.$A$1" table:cell-range-address="$Top.$B$16"/>
        <table:named-range table:name="Pmarea" table:base-cell-address="$Bottom.$A$1" table:cell-range-address="$Top.$B$17"/>
        <table:named-range table:name="theta" table:base-cell-address="$Bottom.$A$1" table:cell-range-address="$Top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1:32:45.17220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ttom" style:display-name="PageStyle_Bott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" style:display-name="PageStyle_To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14:43</meta:creation-date>
    <meta:initial-creator>William Kristan</meta:initial-creator>
    <dc:language>en-US</dc:language>
    <dc:date>2014-10-17T11:33:56.015598494</dc:date>
    <meta:editing-cycles>4</meta:editing-cycles>
    <meta:editing-duration>PT21M50S</meta:editing-duration>
    <meta:generator>LibreOffice/4.3.2.2$Linux_X86_64 LibreOffice_project/430m0$Build-2</meta:generator>
    <meta:document-statistic meta:table-count="2" meta:cell-count="3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449cm" svg:height="7.619cm" xlink:href=".." xlink:type="simple" chart:class="chart:scatter" chart:style-name="ch1">
        <chart:legend chart:legend-position="bottom" svg:x="4.121cm" svg:y="6.836cm" style:legend-expansion="wide" chart:style-name="ch2"/>
        <chart:plot-area chart:style-name="ch3" table:cell-range-address="Bottom.A2:Bottom.C9 Bottom.B1:Bottom.C1" chart:data-source-has-labels="row" svg:x="1.748cm" svg:y="0.152cm" svg:width="11.433cm" svg:height="5.449cm">
          <chartooo:coordinate-region svg:x="2.475cm" svg:y="0.351cm" svg:width="10.334cm" svg:height="4.603cm"/>
          <chart:axis chart:dimension="x" chart:name="primary-x" chart:style-name="ch4">
            <chart:title svg:x="6.923cm" svg:y="5.753cm" chart:style-name="ch5">
              <text:p>Light</text:p>
            </chart:title>
            <chart:grid chart:style-name="ch6" chart:class="major"/>
          </chart:axis>
          <chart:axis chart:dimension="y" chart:name="primary-y" chart:style-name="ch4">
            <chart:title svg:x="0.451cm" svg:y="2.545cm" chart:style-name="ch5">
              <text:p>Pnet</text:p>
            </chart:title>
            <chart:grid chart:style-name="ch6" chart:class="major"/>
          </chart:axis>
          <chart:series chart:style-name="ch7" chart:values-cell-range-address="Bottom.B2:Bottom.B9" chart:label-cell-address="Bottom.B1:Bottom.B1" chart:class="chart:scatter">
            <chart:domain table:cell-range-address="Bottom.A2:Bottom.A9"/>
            <chart:data-point chart:repeated="8"/>
          </chart:series>
          <chart:series chart:style-name="ch8" chart:values-cell-range-address="Bottom.C2:Bottom.C9" chart:label-cell-address="Bottom.C1:Bottom.C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net</text:p>
                <draw:g>
                  <svg:desc>Bottom.B1:Bottom.B1</svg:desc>
                </draw:g>
              </table:table-cell>
              <table:table-cell office:value-type="string">
                <text:p>Pnet predicted</text:p>
                <draw:g>
                  <svg:desc>Bottom.C1:Bott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ottom.A2:Bottom.A9</svg:desc>
                </draw:g>
              </table:table-cell>
              <table:table-cell office:value-type="float" office:value="0.017">
                <text:p>0.017</text:p>
                <draw:g>
                  <svg:desc>Bottom.B2:Bottom.B9</svg:desc>
                </draw:g>
              </table:table-cell>
              <table:table-cell office:value-type="float" office:value="0">
                <text:p>0</text:p>
                <draw:g>
                  <svg:desc>Bottom.C2:Bottom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267">
                <text:p>1.267</text:p>
              </table:table-cell>
              <table:table-cell office:value-type="float" office:value="1.2739572930015">
                <text:p>1.273957293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954">
                <text:p>1.954</text:p>
              </table:table-cell>
              <table:table-cell office:value-type="float" office:value="1.93180651817755">
                <text:p>1.93180651817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2.468">
                <text:p>2.468</text:p>
              </table:table-cell>
              <table:table-cell office:value-type="float" office:value="2.5390081522144">
                <text:p>2.5390081522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82">
                <text:p>2.82</text:p>
              </table:table-cell>
              <table:table-cell office:value-type="float" office:value="2.75271530535604">
                <text:p>2.75271530535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.945">
                <text:p>2.945</text:p>
              </table:table-cell>
              <table:table-cell office:value-type="float" office:value="2.85583588947093">
                <text:p>2.8558358894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.843">
                <text:p>2.843</text:p>
              </table:table-cell>
              <table:table-cell office:value-type="float" office:value="2.88935236889455">
                <text:p>2.88935236889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.851">
                <text:p>2.851</text:p>
              </table:table-cell>
              <table:table-cell office:value-type="float" office:value="2.90592846081956">
                <text:p>2.90592846081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/>
      <style:graphic-properties draw:stroke="none" svg:stroke-width="0.079cm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0070c0" draw:fill-color="#0070c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79cm" svg:stroke-color="#92d050" draw:fill-color="#92d05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3.449cm" svg:height="7.618cm" xlink:href=".." xlink:type="simple" chart:class="chart:scatter" chart:style-name="ch1">
        <chart:legend chart:legend-position="end" svg:x="9.486cm" svg:y="2.763cm" style:legend-expansion="high" chart:style-name="ch2"/>
        <chart:plot-area chart:style-name="ch3" table:cell-range-address="Top.A2:Top.C9 Bottom.B2:Bottom.C9" chart:data-source-has-labels="row" svg:x="1.748cm" svg:y="0.152cm" svg:width="7.47cm" svg:height="6.231cm">
          <chartooo:coordinate-region svg:x="2.475cm" svg:y="0.351cm" svg:width="6.371cm" svg:height="5.385cm"/>
          <chart:axis chart:dimension="x" chart:name="primary-x" chart:style-name="ch4">
            <chart:title svg:x="4.942cm" svg:y="6.535cm" chart:style-name="ch5">
              <text:p>Light</text:p>
            </chart:title>
          </chart:axis>
          <chart:axis chart:dimension="y" chart:name="primary-y" chart:style-name="ch4">
            <chart:title svg:x="0.451cm" svg:y="2.936cm" chart:style-name="ch5">
              <text:p>Pnet</text:p>
            </chart:title>
          </chart:axis>
          <chart:series chart:style-name="ch6" chart:values-cell-range-address="Top.B2:Top.B9" loext:label-string="&quot;Top&quot;" chart:class="chart:scatter">
            <chart:domain table:cell-range-address="Top.A2:Top.A9"/>
            <chart:data-point chart:repeated="8"/>
          </chart:series>
          <chart:series chart:style-name="ch7" chart:values-cell-range-address="Top.C2:Top.C9" loext:label-string="&quot;Top predicted&quot;" chart:class="chart:scatter">
            <chart:data-point chart:repeated="8"/>
          </chart:series>
          <chart:series chart:style-name="ch6" chart:values-cell-range-address="Bottom.B2:Bottom.B9" loext:label-string="&quot;Bottom&quot;" chart:class="chart:scatter">
            <chart:data-point chart:repeated="8"/>
          </chart:series>
          <chart:series chart:style-name="ch8" chart:values-cell-range-address="Bottom.C2:Bottom.C9" loext:label-string="&quot;Bottom predicted&quot;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p</text:p>
              </table:table-cell>
              <table:table-cell office:value-type="string">
                <text:p>Top predicted</text:p>
              </table:table-cell>
              <table:table-cell office:value-type="string">
                <text:p>Bottom</text:p>
              </table:table-cell>
              <table:table-cell office:value-type="string">
                <text:p>Bottom 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op.A2:Top.A9</svg:desc>
                </draw:g>
              </table:table-cell>
              <table:table-cell office:value-type="float" office:value="0.046">
                <text:p>0.046</text:p>
                <draw:g>
                  <svg:desc>Top.B2:Top.B9</svg:desc>
                </draw:g>
              </table:table-cell>
              <table:table-cell office:value-type="float" office:value="0">
                <text:p>0</text:p>
                <draw:g>
                  <svg:desc>Top.C2:Top.C9</svg:desc>
                </draw:g>
              </table:table-cell>
              <table:table-cell office:value-type="float" office:value="0.017">
                <text:p>0.017</text:p>
                <draw:g>
                  <svg:desc>Bottom.B2:Bottom.B9</svg:desc>
                </draw:g>
              </table:table-cell>
              <table:table-cell office:value-type="float" office:value="0">
                <text:p>0</text:p>
                <draw:g>
                  <svg:desc>Bottom.C2:Bottom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515">
                <text:p>0.515</text:p>
              </table:table-cell>
              <table:table-cell office:value-type="float" office:value="0.562681942289144">
                <text:p>0.562681942289144</text:p>
              </table:table-cell>
              <table:table-cell office:value-type="float" office:value="1.267">
                <text:p>1.267</text:p>
              </table:table-cell>
              <table:table-cell office:value-type="float" office:value="1.2739572930015">
                <text:p>1.273957293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071">
                <text:p>1.071</text:p>
              </table:table-cell>
              <table:table-cell office:value-type="float" office:value="1.05724740263574">
                <text:p>1.05724740263574</text:p>
              </table:table-cell>
              <table:table-cell office:value-type="float" office:value="1.954">
                <text:p>1.954</text:p>
              </table:table-cell>
              <table:table-cell office:value-type="float" office:value="1.93180651817755">
                <text:p>1.93180651817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2.146">
                <text:p>2.146</text:p>
              </table:table-cell>
              <table:table-cell office:value-type="float" office:value="2.11709924084043">
                <text:p>2.11709924084043</text:p>
              </table:table-cell>
              <table:table-cell office:value-type="float" office:value="2.468">
                <text:p>2.468</text:p>
              </table:table-cell>
              <table:table-cell office:value-type="float" office:value="2.5390081522144">
                <text:p>2.5390081522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.873">
                <text:p>2.873</text:p>
              </table:table-cell>
              <table:table-cell office:value-type="float" office:value="2.91086189865344">
                <text:p>2.91086189865344</text:p>
              </table:table-cell>
              <table:table-cell office:value-type="float" office:value="2.82">
                <text:p>2.82</text:p>
              </table:table-cell>
              <table:table-cell office:value-type="float" office:value="2.75271530535604">
                <text:p>2.75271530535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.415">
                <text:p>3.415</text:p>
              </table:table-cell>
              <table:table-cell office:value-type="float" office:value="3.38038242956123">
                <text:p>3.38038242956123</text:p>
              </table:table-cell>
              <table:table-cell office:value-type="float" office:value="2.945">
                <text:p>2.945</text:p>
              </table:table-cell>
              <table:table-cell office:value-type="float" office:value="2.85583588947093">
                <text:p>2.8558358894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.506">
                <text:p>3.506</text:p>
              </table:table-cell>
              <table:table-cell office:value-type="float" office:value="3.53262186949705">
                <text:p>3.53262186949705</text:p>
              </table:table-cell>
              <table:table-cell office:value-type="float" office:value="2.843">
                <text:p>2.843</text:p>
              </table:table-cell>
              <table:table-cell office:value-type="float" office:value="2.88935236889455">
                <text:p>2.88935236889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.617">
                <text:p>3.617</text:p>
              </table:table-cell>
              <table:table-cell office:value-type="float" office:value="3.60636823227995">
                <text:p>3.60636823227995</text:p>
              </table:table-cell>
              <table:table-cell office:value-type="float" office:value="2.851">
                <text:p>2.851</text:p>
              </table:table-cell>
              <table:table-cell office:value-type="float" office:value="2.90592846081956">
                <text:p>2.90592846081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